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3</text:span><text:span text:style-name="T1">7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M-<text:span text:style-name="T4">редактор </text:span>CMOS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</text:span><text:soft-page-break/><text:span text:style-name="T8">файлов для вывода роизводится по расширению, для </text:span><text:span text:style-name="T3">SCL </text:span><text:span text:style-name="T8">образов делается проверка на наличие </text:span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Редактор ячеек <text:span text:style-name="T1">CMOS.</text:span></text:p>
      <text:p text:style-name="P11"/>
      <text:p text:style-name="P11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1">Следующие клавиши предназначены:</text:p>
      <text:p text:style-name="P15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5"><text:span text:style-name="T7">S</text:span><text:span text:style-name="T4">-сохранение отредактированного;</text:span></text:p>
      <text:p text:style-name="P15"><text:span text:style-name="T7">X</text:span><text:span text:style-name="T4">-выход из редактора.</text:span>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oft-page-break/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3-23T23:21:51.42</dc:date>
    <meta:editing-duration>P1DT5H18M2S</meta:editing-duration>
    <meta:editing-cycles>89</meta:editing-cycles>
    <meta:generator>LibreOffice/3.3$Win32 LibreOffice_project/330m19$Build-202</meta:generator>
    <meta:document-statistic meta:table-count="0" meta:image-count="0" meta:object-count="0" meta:page-count="4" meta:paragraph-count="87" meta:word-count="1200" meta:character-count="8944"/>
  </office:meta>
</office:document-meta>
</file>